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94006b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background-color="#ffff00"/>
    </style:style>
    <style:style style:name="T2" style:family="text">
      <style:text-properties fo:color="#800000"/>
    </style:style>
    <style:style style:name="T3" style:family="text">
      <style:text-properties fo:color="#800000" fo:background-color="transparent"/>
    </style:style>
    <style:style style:name="T4" style:family="text">
      <style:text-properties fo:color="#800000" fo:font-weight="bold" fo:background-color="transparen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style:text-line-through-style="solid"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uvelle idee pourle cac : <text:span text:style-name="T2">pas mal de bons principes, à garder sous le coude même si ça représente un trop gros bouleversement pour qu'on l'intègre à l'arrache dans le système actuel, on peut toujours le tester sur une partie et comparer avec l'autre système si ça représente un bénéfice en terme de (fun+réalisme)/temps.</text:span></text:p>
      <text:p text:style-name="Standard"/>
      <text:p text:style-name="Standard">attention gros changements</text:p>
      <text:p text:style-name="Standard"/>
      <text:p text:style-name="Standard">tres globalise <text:span text:style-name="T2">= oui au début, mais du coup on est un peu déçu sur la fin qui demande </text:span><text:span text:style-name="T5">beaucoup</text:span><text:span text:style-name="T2"> de micromanagement</text:span></text:p>
      <text:p text:style-name="Standard"/>
      <text:p text:style-name="Standard"/>
      <text:p text:style-name="Standard">on reprend le concept de <text:s/>« fusillade »</text:p>
      <text:p text:style-name="Standard"/>
      <text:p text:style-name="Standard">les mouvements de charge disparaissent complètement, lors des deplacement tout modèle qui est en contact socle à socle avec un modèle ennemi est « engagé » et ne peut plus bouger ce tour là.</text:p>
      <text:p text:style-name="Standard"/>
      <text:p text:style-name="Standard">Les unites se deplacent par phase decroissante mais dans l’ordre suivant unites en « déplacement », unites en « mouvement »,puis unités en « manoeuvre » ce qui permet aux unites les plus mobiles et les plus desavantagées pour le tir de verrouiller des unités ennemies moins mobiles avec le systeme d’engagement cac</text:p>
      <text:p text:style-name="Standard"/>
      <text:p text:style-name="Standard">les cc des soldats sont un nombre base entre 0 et 3 selon leur performance en corps à corps</text:p>
      <text:p text:style-name="Standard"/>
      <text:p text:style-name="Standard">certaines armes se voient affublées de la note « fusillade »</text:p>
      <text:p text:style-name="Standard"/>
      <text:p text:style-name="Standard">des que 2 modèles enemis sont distant de moins de 12 pas se crée une zone de fusillade <text:span text:style-name="T6">la fusillade est contagieuse,</text:span><text:span text:style-name="T1"> c’est a dire que tout modèle situe a moins de 12 pas d’un modele ennemi impliqué dans une fusillade est lui meme impliqué dans la même fusillade et ainsi de suite. </text:span><text:span text:style-name="T3">(</text:span><text:span text:style-name="T4">dit plutôt : la zone de fusillade est déterminée par l'ensemble des soldats ennemis qui se trouvent liés les uns aux autres par une distance de 12ps maximum) </text:span></text:p>
      <text:p text:style-name="Standard"/>
      <text:p text:style-name="Standard">On compte un score de fusillade de part et d’autre de la fusillade.</text:p>
      <text:p text:style-name="Standard"/>
      <text:p text:style-name="Standard">Chaque camp compte</text:p>
      <text:p text:style-name="Standard"/>
      <text:p text:style-name="Standard">la cc de chaque modèle en contact socle à socle avec l’ennemi + 1 s’il est équipe arme de corps à corps.</text:p>
      <text:p text:style-name="Standard"/>
      <text:p text:style-name="Standard">2 points par soldat valide non au cac n’ayant pas tiré ce tour ci équipé d’une arme de « fusillade »</text:p>
      <text:p text:style-name="Standard"/>
      <text:p text:style-name="Standard">1 point par soldat valide non au cac n’ayant pas tiré ce tour-ci ne équipé d’une arme sans « fusillade »</text:p>
      <text:p text:style-name="Standard"/>
      <text:p text:style-name="Standard">-1 par modèle ennemi en manœuvre non engagé au cac</text:p>
      <text:p text:style-name="Standard"/>
      <text:p text:style-name="Standard">modificateur</text:p>
      <text:p text:style-name="Standard"/>
      <text:p text:style-name="Standard">plus de points que l’adversaire +1</text:p>
      <text:p text:style-name="Standard">50 % de points en plus +2</text:p>
      <text:p text:style-name="Standard">au moins 2 fois plus de points + 4 </text:p>
      <text:p text:style-name="Standard">au moins 3 fois plus de points +8</text:p>
      <text:p text:style-name="Standard"/>
      <text:p text:style-name="Standard"><text:soft-page-break/>ensuite on compare le resultat de max 3D10 de chaque coté. Additionne des modificateurs</text:p>
      <text:p text:style-name="Standard"/>
      <text:p text:style-name="P1">si les resultats sont egaux +12 (-2,-1,0,+1,+2) status quo,</text:p>
      <text:p text:style-name="Standard"/>
      <text:p text:style-name="Standard"><text:s/>tous les modèles en cac font un jet d’initiative, en cas d’echec ils prennent une touche de l’arme de cac avec le mdf de svg le plus mortel à 2 pas autour d’eux (0 en l’absence de telles armes).</text:p>
      <text:p text:style-name="Standard"/>
      <text:p text:style-name="Standard">Tous les modeles situe à 6 pas ou moins d’un ennemi font un jet d’ini et en cas d’echec subissent une touche modif de svg de l’arme de fusillade la plus puissante à 6 ps ou moins (0 si pas d’arme de fusillade a moins de 6 pas).</text:p>
      <text:p text:style-name="Standard"/>
      <text:p text:style-name="Standard">Chacun des deux joueurs doit reussir un jet de cmmandement en utilisant le commandement du soldat/personnage valide avec le meilleur cmd impliqué dans la fusillade, </text:p>
      <text:p text:style-name="Standard"/>
      <text:p text:style-name="Standard">Si les deux camps reussissent leur jet de moral on en reste la</text:p>
      <text:p text:style-name="Standard">en cas de double echec les deux camps relancent, jusqu’a ce qu’au moins l’un deux reussisse un jet de moral.</text:p>
      <text:p text:style-name="Standard">mais si seul un camp rate ce camp peut effectuer un mouvement de retraite les soldats bougent de leur valeur de mvt (sauf les soldats non valides), a l’issu de ce mouvement tout soldat precedemment implique dans la fusillade appartenant au perdant encore situe à moins de 6 pas d ‘un ennemi valide ( meme un ennemi non implique dans la fusillade) subit une touche de mdsvg = 0 ( c est a dire que les soldats situes au cac ou à courte portee risque eventuellement une deuxieme touche.</text:p>
      <text:p text:style-name="Standard"/>
      <text:p text:style-name="Standard"/>
      <text:p text:style-name="Standard"/>
      <text:p text:style-name="P1">Si un camp à 3,4,5 points de plus que l’adversaire, il est déclaré camp victorieux</text:p>
      <text:p text:style-name="Standard"/>
      <text:p text:style-name="Standard">pour le perdant, tous les modèles situes au cac subissent une touche de l’arme la plus vicieuse située à moins de 2 pas, <text:s/></text:p>
      <text:p text:style-name="Standard">Tous les modèles situe à 6 pas ou moins d’un ennemi font un jet d’ini et en cas d’echec subissent une touche modif de svg de l’arme de fusillade la plus puissante à 6 ps ou moins (0 si pas d’arme de fusillade a moins de 6 pas).</text:p>
      <text:p text:style-name="Standard"/>
      <text:p text:style-name="Standard">pour le gagnant <text:s text:c="2"/>tous les modèles situes au cac font un jet d’ini et en cas d’echec subissent une touche de md svg = 0 pour le gagnant Tous les modeles situe à 6 pas ou moins d’un ennemi font un jet d’ini et en cas d’echec subissent une touche modif de svg = 0</text:p>
      <text:p text:style-name="Standard"/>
      <text:p text:style-name="Standard">ensuite le perdant peut bouger tous les modeles situes à moins de 12 pas de l’ennemi y compris ceux au cac de leur valeur de mouvement ( sauf evidemment ceux qui sont bloques ou au tapis) </text:p>
      <text:p text:style-name="Standard"><text:s/>a la fin de ce mouvement tout soldat precedemment implique dans la fusillade appartenant au perdant encore situe à moins de 12 pas d ‘un ennemi valide ( meme un ennemi non implique dans la fusillade) subit une touche de mdsvg = 0 ( c est a dire que les soldats situes au cac ou à courte portee risque eventuellement une deuxieme touche.</text:p>
      <text:p text:style-name="Standard"/>
      <text:p text:style-name="P1">Si un camp à 6,7 ou 8 points points de plus que l’adversaire, il est déclaré camp victorieux</text:p>
      <text:p text:style-name="Standard"/>
      <text:p text:style-name="Standard">pour le perdant, tous les modèles situes au cac subissent une touche de l’arme la plus vicieuse située à moins de 2 pas, <text:s/></text:p>
      <text:p text:style-name="Standard">Tous les modèles situés à 6 pas ou moins d’un ennemi subissent une touche modif de svg de l’arme de fusillade la plus puissante à 6 ps ou moins (0 si pas d’arme de fusillade a moins de 6 pas).</text:p>
      <text:p text:style-name="Standard">Tous les modèles situe à 12 pas ou moins d’un ennemi font un jet d’ini et en cas d’echec subissent <text:soft-page-break/>une touche modif de svg de l’arme de fusillade la plus puissante à 6 ps ou moins (0 si pas d’arme de fusillade a moins de 6 pas).</text:p>
      <text:p text:style-name="Standard"/>
      <text:p text:style-name="Standard">pour le gagnant <text:s text:c="2"/>tous les modèles situes au cac font un jet d’ini et en cas d’echec subissent une touche de md svg = 0 pour le gagnant Tous les modeles situe à 6 pas ou moins d’un ennemi font un jet d’ini (avec 2Dés gardant le meilleur) et en cas d’echec subissent une touche modif de svg = 0</text:p>
      <text:p text:style-name="Standard"/>
      <text:p text:style-name="Standard">ensuite le perdant peut bouger tous les modeles ( sauf evidemment ceux qui sont bloques ou au tapis) <text:s/>situes à moins de 12 pas de l’ennemi y compris ceux au cac de leur valeur de mouvement </text:p>
      <text:p text:style-name="Standard">le gagnant peut consolider sa positione et deplacer tous ses modeles impliques dans la fusillade de 2 pas</text:p>
      <text:p text:style-name="Standard"/>
      <text:p text:style-name="Standard"><text:s/>a la fin de ces mouvements tout soldat precedemment implique dans la fusillade appartenant au perdant encore situe à moins de 12 pas d ‘un ennemi valide ( meme un ennemi non implique dans la fusillade) </text:p>
      <text:list xml:id="list8443550498518722572" text:style-name="L1">
        <text:list-item>
          <text:p text:style-name="P2">s’il est valide ou bloque subit une touche de mdsvg l’arme plus puissante situé à 12 pas ou moins ( c est a dire que les soldats situes au cac ou à courte portee risque eventuellement une deuxieme touche.</text:p>
        </text:list-item>
        <text:list-item>
          <text:p text:style-name="P2">s’il est au tapis subit une blessure sans jet de sauvegarde</text:p>
          <text:p text:style-name="P2"/>
        </text:list-item>
      </text:list>
      <text:p text:style-name="P1">Si un camp à plus de de 9 points d’avance il est declare victorieux,</text:p>
      <text:p text:style-name="Standard"/>
      <text:p text:style-name="Standard">pour le perdant :</text:p>
      <text:p text:style-name="Standard"/>
      <text:p text:style-name="Standard">tous les modèles situes au cac sont tues, </text:p>
      <text:p text:style-name="Standard">tous les modeles situes à 6 ps ou moins de l’ennemi subissent une touche de l’arme la plus vicieuse situé à moins de 12 pas.</text:p>
      <text:p text:style-name="Standard">tous les modeles situes à 12 ps ou moins de l’ennemi subissent une touche de l’arme la plus vicieuse situé à moins de 12 pas.</text:p>
      <text:p text:style-name="Standard"/>
      <text:p text:style-name="Standard">Pour le gagnant <text:s/>tous les modèles situes au cac font un jet d’ini ( avec 2 d gardant le meilleur) et en cas d’echec subissent une touche de md svg = 0</text:p>
      <text:p text:style-name="Standard"/>
      <text:p text:style-name="Standard">ensuite le perdant peut bouger tous les modeles ( sauf evidemment ceux qui sont bloques ou au tapis) <text:s/>situes à moins de 12 pas de l’ennemi y compris ceux au cac de leur valeur de mouvement </text:p>
      <text:p text:style-name="Standard">le gagnant peut consolider sa position et deplacer tous ses modeles impliques dans la fusillade de 4 pas</text:p>
      <text:p text:style-name="Standard"/>
      <text:p text:style-name="Standard">a la fin de ces mouvements </text:p>
      <text:p text:style-name="Standard">tout soldat precedemment implique dans la fusillade appartenant au perdant de nouveau en contact avec un adversaire victorieux est tué</text:p>
      <text:p text:style-name="Standard"/>
      <text:p text:style-name="Standard">tout soldat precedemment implique dans la fusillade appartenant au perdant encore situé à moins de 12 pas d ‘un ennemi valide ( meme un ennemi non implique dans la fusillade) </text:p>
      <text:list xml:id="list9019962113510824872" text:style-name="L2">
        <text:list-item>
          <text:p text:style-name="P3">s’il est valide <text:s/>subit une touche de mdsvg l’arme plus puissante situé à 12 pas ou moins ( c est a dire que les soldats situes au cac ou à courte portee risque eventuellement une deuxieme touche.</text:p>
        </text:list-item>
        <text:list-item>
          <text:p text:style-name="P3">s’il est bloque subit une blessure automatique</text:p>
        </text:list-item>
        <text:list-item>
          <text:p text:style-name="P3">s’il est au tapis sil est retire du jeu</text:p>
          <text:p text:style-name="P3"/>
        </text:list-item>
      </text:list>
      <text:p text:style-name="Standard"/>
      <text:p text:style-name="Standard">IMPORTANT : lors de l’attribution des touches un camp ne peut pas occasionner chez l’adversaire <text:soft-page-break/>plus de touches que la valeur de son score de fusillade les blessure automatiques meme effectuees à l’encontre de soldats bloques ou au tapis sont également comptabilisées, lorsque les touches sont soumises à un test d’initiative, seules les test d’iniative rates donnant lieu à une touches sont comptabilisés.</text:p>
      <text:p text:style-name="Standard"/>
      <text:p text:style-name="Standard">Ca dire si un camp avait un score de fusillade de 15 <text:s/>donnant lieu a une victoire par +4</text:p>
      <text:p text:style-name="Standard"/>
      <text:p text:style-name="Standard">et que son adversaire a 4 soldats au cac </text:p>
      <text:p text:style-name="Standard">4 touches sont attribuees ici ( 1 pour chacun) reste 15-4 = 11 et les soldats font leur jet de sauvegarde etc...</text:p>
      <text:p text:style-name="Standard">6 soldats etaient situe a moins de 6 pas 4 reussisent leur jet d’initiative donc 2 touches sont attribuees reste 11-2 = 9 ces deux soldats font leur jet de sauvegarde etc...</text:p>
      <text:p text:style-name="Standard">le perdant confiant dans les armures de ses soldats decide de ne pas lacher de terrain et ne bouge aucun de ses soldats pour la retraite il reste a ce moment la 13 soldats impliques dans la fusillade à moins de 12 ps de l’ennemi dont 3 sont encore au corps à corps et 10 sont seulement à moins de 12ps le perdant attribue 3 touches encoreà ces 3 soldats qui sont au cac la 9 -3 = 6</text:p>
      <text:p text:style-name="Standard">puis choisi 6 soldats parmi les 10 à moins de 12 ps mais non au cac à qui il attribue une touche.</text:p>
      <text:p text:style-name="Standard"/>
      <text:p text:style-name="Standard">Il est donc primordial de resoudre l’attribution des touches dans l’ordre indiqué</text:p>
      <text:p text:style-name="Standard"/>
      <text:p text:style-name="Standard">personnage au cac &gt; personnages à moins de 6 pas &gt; personnages à moins de 12 pas &gt; personnage au cac après la retraite, personnages à moins de 12 pas apres la retraite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4T03:04:21.02</meta:creation-date>
    <dc:date>2013-12-14T12:11:20.26</dc:date>
    <meta:editing-duration>PT58M5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67" meta:word-count="1799" meta:character-count="9452"/>
  </office:meta>
</office:document-meta>
</file>